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9343352" text:id="ct1693433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7434954253901888" text:style-name="L1">
        <text:list-item>
          <text:p text:style-name="P26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31</dc:date><text:p text:style-name="P30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32</dc:date><text:p text:style-name="P30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33</dc:date><text:p text:style-name="P30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33</dc:date><text:p text:style-name="P30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34</dc:date><text:p text:style-name="P30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34</dc:date><text:p text:style-name="P30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20200530_1057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1_145825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  <text:p text:style-name="P12"/>
            <text:p text:style-name="P12">jehovah – to acquire+me / beginning</text:p>
            <text:p text:style-name="P12">way+his / preceding / contrivances+his</text:p>
            <text:p text:style-name="P12">from then</text:p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  <text:p text:style-name="P12"/>
            <text:p text:style-name="P12">from eon / to be inaugurated</text:p>
            <text:p text:style-name="P12"/>
            <text:p text:style-name="P12">from beginning / from proceedings</text:p>
            <text:p text:style-name="P12">land</text:p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  <text:p text:style-name="P12"/>
            <text:p text:style-name="P12">in. not exist – abysses</text:p>
            <text:p text:style-name="P12"/>
            <text:p text:style-name="P12">to be travailed / in. not exist</text:p>
            <text:p text:style-name="P12"/>
            <text:p text:style-name="P12">springs / ones being heavy - waters</text:p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  <text:p text:style-name="P12"/>
            <text:p text:style-name="P12">in ere / mountains</text:p>
            <text:p text:style-name="P12"/>
            <text:p text:style-name="P12">to be sun<text:span text:style-name="T8">k / to. faces / hills</text:span></text:p>
            <text:p text:style-name="P13"/>
            <text:p text:style-name="P13">to be travailed</text:p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  <text:p text:style-name="P12"/>
            <text:p text:style-name="P12">unto – not / to make / land</text:p>
            <text:p text:style-name="P12"/>
            <text:p text:style-name="P12">and outdoors / and beginning</text:p>
            <text:p text:style-name="P12"/>
            <text:p text:style-name="P12">soil / habitance</text:p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</text:p>
            <text:p text:style-name="P15">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  <text:p text:style-name="P12"/>
            <text:p text:style-name="P12">in. to establish+him / heavens</text:p>
            <text:p text:style-name="P12"/>
            <text:p text:style-name="P12">there / I / to delineate+him / horizon</text:p>
            <text:p text:style-name="P12">on – faces / abyss</text:p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</text:p>
            <text:p text:style-name="P15">עִינוֹת תְּהוֹם.<text:tab/>28</text:p>
          </table:table-cell>
          <table:table-cell table:style-name="表29.B2" office:value-type="string">
            <text:p text:style-name="P12"/>
            <text:p text:style-name="P12"/>
            <text:p text:style-name="P12">in. to make rigid+him / skies</text:p>
            <text:p text:style-name="P12"/>
            <text:p text:style-name="P12">from above / in. to strengthen</text:p>
            <text:p text:style-name="P12"/>
            <text:p text:style-name="P12">springs / abyss</text:p>
          </table:table-cell>
        </table:table-row>
        <text:soft-page-break/>
        <table:table-row>
          <table:table-cell table:style-name="表29.A2" office:value-type="string">
            <text:p text:style-name="P15">8:29</text:p>
            <text:p text:style-name="P15"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  <text:p text:style-name="P12"/>
            <text:p text:style-name="P12">in. to place+him / to. sea / statutory limit+his</text:p>
            <text:p text:style-name="P12">and waters / not / to pass – bidding+his</text:p>
            <text:p text:style-name="P12">in. to delineate+him / foundations / land</text:p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</text:p>
            <text:p text:style-name="P15"><text:s/>מְשַׂחֶקֶת לְפָנָיו</text:p>
            <text:p text:style-name="P15"><text:s/>בְּכָל-עֵת.</text:p>
          </table:table-cell>
          <table:table-cell table:style-name="表29.B2" office:value-type="string">
            <text:p text:style-name="P12"/>
            <text:p text:style-name="P12"/>
            <text:p text:style-name="P12">and to go / beside+his / foster-child</text:p>
            <text:p text:style-name="P12">and to go / delectations / day by day</text:p>
            <text:p text:style-name="P12"/>
            <text:p text:style-name="P12">one gamboling / in. faces+his</text:p>
            <text:p text:style-name="P12"/>
            <text:p text:style-name="P12"/>
            <text:p text:style-name="P12">in. every - tim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1_0853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1</text:p>
            <text:p text:style-name="P15">מְשַׂחֶקֶת, בְּתֵבֵל</text:p>
            <text:p text:style-name="P15"><text:s/>אַרְצוֹ; <text:s text:c="3"/>וְשַׁעֲשֻׁעַי, אֶת-בְּנֵי אָדָם.</text:p>
          </table:table-cell>
          <table:table-cell table:style-name="表29.B2" office:value-type="string">
            <text:p text:style-name="P12"/>
            <text:p text:style-name="P12"/>
            <text:p text:style-name="P12">one gamboling / in habitance</text:p>
            <text:p text:style-name="P12"/>
            <text:p text:style-name="P12">land+his / and delectations+my</text:p>
            <text:p text:style-name="P12"/>
            <text:p text:style-name="P12">with – sons / man</text:p>
          </table:table-cell>
        </table:table-row>
        <table:table-row>
          <table:table-cell table:style-name="表29.A2" office:value-type="string">
            <text:p text:style-name="P15">8:32</text:p>
            <text:p text:style-name="P15">לב <text:s/>וְעַתָּה בָנִים, שִׁמְעוּ-לִי; <text:s text:c="3"/>וְאַשְׁרֵי, דְּרָכַי יִשְׁמֹרוּ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</text:p>
            <text:p text:style-name="P12"/>
            <text:p text:style-name="P12">listen! - to me / and happy!</text:p>
            <text:p text:style-name="P12"/>
            <text:p text:style-name="P12">ways+my / to keep</text:p>
          </table:table-cell>
        </table:table-row>
        <text:soft-page-break/>
        <table:table-row>
          <table:table-cell table:style-name="表29.A2" office:value-type="string">
            <text:p text:style-name="P15">8:33</text:p>
            <text:p text:style-name="P15">לג <text:s/>שִׁמְעוּ מוּסָר וַחֲכָמוּ; <text:s text:c="3"/>וְאַל-תִּפְרָעוּ.<text:tab/></text:p>
          </table:table-cell>
          <table:table-cell table:style-name="表29.B2" office:value-type="string">
            <text:p text:style-name="P12"/>
            <text:p text:style-name="P12"/>
            <text:p text:style-name="P12">listen! / admonition</text:p>
            <text:p text:style-name="P12"/>
            <text:p text:style-name="P12">and be wise! / and must not – to renounce</text:p>
          </table:table-cell>
        </table:table-row>
        <table:table-row>
          <table:table-cell table:style-name="表29.A2" office:value-type="string">
            <text:p text:style-name="P15">8:34</text:p>
            <text:p text:style-name="P15">לד <text:s/>אַשְׁרֵי אָדָם, שֹׁמֵעַ-לִי: <text:s text:c="3"/>לִשְׁקֹד </text:p>
            <text:p text:style-name="P15">עַל-דַּלְתֹתַי, יוֹם יוֹם—לִשְׁמֹר,</text:p>
            <text:p text:style-name="P15"><text:s/>מְזוּזֹת פְּתָחָי.<text:tab/></text:p>
          </table:table-cell>
          <table:table-cell table:style-name="表29.B2" office:value-type="string">
            <text:p text:style-name="P12"/>
            <text:p text:style-name="P12"/>
            <text:p text:style-name="P12">happy! / man / one listening – to me</text:p>
            <text:p text:style-name="P12">to. to alert</text:p>
            <text:p text:style-name="P12"/>
            <text:p text:style-name="P12">on – doors+my / day by day – to. to keep</text:p>
            <text:p text:style-name="P12"/>
            <text:p text:style-name="P12">jambs / portals+my</text:p>
          </table:table-cell>
        </table:table-row>
        <table:table-row>
          <table:table-cell table:style-name="表29.A2" office:value-type="string">
            <text:p text:style-name="P15">8:35</text:p>
            <text:p text:style-name="P15">לה <text:s/>כִּי מֹצְאִי, מצאי (מָצָא) חַיִּים; <text:s text:c="3"/>וַיָּפֶק רָצוֹן, מֵיְהוָה.</text:p>
          </table:table-cell>
          <table:table-cell table:style-name="表29.B2" office:value-type="string">
            <text:p text:style-name="P12"/>
            <text:p text:style-name="P12"/>
            <text:p text:style-name="P12">that one finding+me / to find</text:p>
            <text:p text:style-name="P12"/>
            <text:p text:style-name="P12">lives / and to gain hold</text:p>
            <text:p text:style-name="P12"/>
            <text:p text:style-name="P12">approval / from jehovah</text:p>
          </table:table-cell>
        </table:table-row>
        <table:table-row>
          <table:table-cell table:style-name="表29.A2" office:value-type="string">
            <text:p text:style-name="P15">8:36</text:p>
            <text:p text:style-name="P15">לו <text:s/>וְחֹטְאִי, חֹמֵס</text:p>
            <text:p text:style-name="P15"><text:s/>נַפְשׁוֹ; <text:s text:c="3"/>כָּל-מְשַׂנְאַי, אָהֲבוּ מָוֶת.</text:p>
          </table:table-cell>
          <table:table-cell table:style-name="表29.B2" office:value-type="string">
            <text:p text:style-name="P12"/>
            <text:p text:style-name="P12"/>
            <text:p text:style-name="P12">and one missing+me / wronging</text:p>
            <text:p text:style-name="P12"/>
            <text:p text:style-name="P12">soul+his / every – ones hating+me</text:p>
            <text:p text:style-name="P12">to love / death</text:p>
          </table:table-cell>
        </table:table-row>
        <table:table-row>
          <table:table-cell table:style-name="表29.A2" office:value-type="string">
            <text:p text:style-name="P21">/] XXX 20200601_09085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3_1532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</text:p>
            <text:p text:style-name="P15">חָכְמוֹת, בָּנְתָה בֵיתָהּ; <text:s text:c="3"/><text:soft-page-break/>חָצְבָה עַמּוּדֶיהָ שִׁבְעָה.y<text:tab/></text:p>
          </table:table-cell>
          <table:table-cell table:style-name="表29.B2" office:value-type="string">
            <text:p text:style-name="P12"/>
            <text:p text:style-name="P12"/>
            <text:p text:style-name="P12">wisdom / to build / house+her</text:p>
            <text:p text:style-name="P12"/>
            <text:p text:style-name="P12"><text:soft-page-break/>to hew / columns+her / seven</text:p>
          </table:table-cell>
        </table:table-row>
        <table:table-row>
          <table:table-cell table:style-name="表29.A2" office:value-type="string">
            <text:p text:style-name="P15">9:2</text:p>
            <text:p text:style-name="P15">ב <text:s/>טָבְחָה טִבְחָהּ, מָסְכָה יֵינָהּ; <text:s text:c="3"/>אַף, עָרְכָה שֻׁלְחָנָהּ.<text:tab/></text:p>
          </table:table-cell>
          <table:table-cell table:style-name="表29.B2" office:value-type="string">
            <text:p text:style-name="P12"/>
            <text:p text:style-name="P12"/>
            <text:p text:style-name="P12">to slaughter / slaughter+her</text:p>
            <text:p text:style-name="P12"/>
            <text:p text:style-name="P12">to blend / wine+her / indeed</text:p>
            <text:p text:style-name="P12"/>
            <text:p text:style-name="P12">to arrange / table+her</text:p>
          </table:table-cell>
        </table:table-row>
        <table:table-row>
          <table:table-cell table:style-name="表29.A2" office:value-type="string">
            <text:p text:style-name="P15">9:3</text:p>
            <text:p text:style-name="P15">ג <text:s/>שָׁלְחָה נַעֲרֹתֶיהָ תִקְרָא-- <text:s text:c="3"/>עַל-גַּפֵּי, מְרֹמֵי קָרֶת.<text:tab/></text:p>
          </table:table-cell>
          <table:table-cell table:style-name="表29.B2" office:value-type="string">
            <text:p text:style-name="P12"/>
            <text:p text:style-name="P12"/>
            <text:p text:style-name="P12">to send forth / maidens+her</text:p>
            <text:p text:style-name="P12"/>
            <text:p text:style-name="P12">to call / on – peaks</text:p>
            <text:p text:style-name="P12"/>
            <text:p text:style-name="P12">heights / town</text:p>
          </table:table-cell>
        </table:table-row>
        <table:table-row>
          <table:table-cell table:style-name="表29.A2" office:value-type="string">
            <text:p text:style-name="P15">9:4</text:p>
            <text:p text:style-name="P15">ד <text:s/>מִי-פֶתִי, יָסֻר הֵנָּה; <text:s text:c="3"/>חֲסַר-לֵב, 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 / her</text:p>
            <text:p text:style-name="P12">lacking – heart / to say / to+him</text:p>
          </table:table-cell>
        </table:table-row>
        <table:table-row>
          <table:table-cell table:style-name="表29.A2" office:value-type="string">
            <text:p text:style-name="P15">9:5</text:p>
            <text:p text:style-name="P15">ה <text:s/>לְכוּ, לַחֲמוּ בְלַחֲמִי; <text:s text:c="3"/>וּשְׁתוּ, בְּיַיִן מָסָכְתִּי.<text:tab/></text:p>
          </table:table-cell>
          <table:table-cell table:style-name="表29.B2" office:value-type="string">
            <text:p text:style-name="P12"/>
            <text:p text:style-name="P12"/>
            <text:p text:style-name="P12">go! / dine! / in. bread+my</text:p>
            <text:p text:style-name="P12"/>
            <text:p text:style-name="P12">and drink! / in. wine / to blend</text:p>
          </table:table-cell>
        </table:table-row>
        <table:table-row>
          <table:table-cell table:style-name="表29.A2" office:value-type="string">
            <text:p text:style-name="P15">9:6</text:p>
            <text:p text:style-name="P15">ו <text:s/>עִזְבוּ פְתָאיִם וִחְיוּ; <text:s text:c="3"/>וְאִשְׁרוּ, בְּדֶרֶךְ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forsake! / simple ways / and live!</text:p>
            <text:p text:style-name="P12"/>
            <text:p text:style-name="P12">and progress! / in. way / understanding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604_101801</text:p>
          </table:table-cell>
          <table:table-cell table:style-name="表29.B2" office:value-type="string">
            <text:p text:style-name="P16"/>
          </table:table-cell>
        </table:table-row>
        <text:soft-page-break/>
        <table:table-row>
          <table:table-cell table:style-name="表29.A2" office:value-type="string">
            <text:p text:style-name="P15">9:7</text:p>
            <text:p text:style-name="P15">ז <text:s/>יֹסֵר, לֵץ—לֹקֵחַ</text:p>
            <text:p text:style-name="P15"><text:s/>לוֹ קָלוֹן; <text:s text:c="3"/>וּמוֹכִיחַ לְרָשָׁע מוּמוֹ.<text:tab/></text:p>
          </table:table-cell>
          <table:table-cell table:style-name="表29.B2" office:value-type="string">
            <text:p text:style-name="P12"/>
            <text:p text:style-name="P12"/>
            <text:p text:style-name="P12">one admonishing / one mocking – to take</text:p>
            <text:p text:style-name="P12">to+him / dishonor / and one correcting</text:p>
            <text:p text:style-name="P12">to. wicked man / blemish+his</text:p>
          </table:table-cell>
        </table:table-row>
        <table:table-row>
          <table:table-cell table:style-name="表29.A2" office:value-type="string">
            <text:p text:style-name="P15">9:8</text:p>
            <text:p text:style-name="P15">ח <text:s/>אַל-תּוֹכַח לֵץ, </text:p>
            <text:p text:style-name="P15">פֶּן-יִשְׂנָאֶךָּ; <text:s text:c="3"/>הוֹכַח לְחָכָם, וְיֶאֱהָב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correct / one mocking</text:p>
            <text:p text:style-name="P12">lest – to hate+you / correct!</text:p>
            <text:p text:style-name="P12"/>
            <text:p text:style-name="P12">to. wisse man / and to love+you</text:p>
          </table:table-cell>
        </table:table-row>
        <table:table-row>
          <table:table-cell table:style-name="表29.A2" office:value-type="string">
            <text:p text:style-name="P15">9:9</text:p>
            <text:p text:style-name="P15">ט <text:s/>תֵּן לְחָכָם, וְיֶחְכַּם-עוֹד; <text:s text:c="3"/>הוֹדַע לְצַדִּיק, וְיוֹסֶף לֶקַח.<text:tab/></text:p>
          </table:table-cell>
          <table:table-cell table:style-name="表29.B2" office:value-type="string">
            <text:p text:style-name="P12"/>
            <text:p text:style-name="P12"/>
            <text:p text:style-name="P12">give! / to. wise man / and to be wise</text:p>
            <text:p text:style-name="P12">further / inform! / to. righteous man</text:p>
            <text:p text:style-name="P12">and to add / influence</text:p>
          </table:table-cell>
        </table:table-row>
        <table:table-row>
          <table:table-cell table:style-name="表29.A2" office:value-type="string">
            <text:p text:style-name="P15">9:10</text:p>
            <text:p text:style-name="P15">י <text:s/>תְּחִלַּת חָכְמָה, יִרְאַת יְהוָה; <text:s text:c="3"/>וְדַעַת קְדֹשִׁים בִּינָה.</text:p>
          </table:table-cell>
          <table:table-cell table:style-name="表29.B2" office:value-type="string">
            <text:p text:style-name="P12"/>
            <text:p text:style-name="P12"/>
            <text:p text:style-name="P12">start / wisdom / fear</text:p>
            <text:p text:style-name="P12"/>
            <text:p text:style-name="P12">jehovah / and knowledge / holy ones</text:p>
            <text:p text:style-name="P12">understanding</text:p>
          </table:table-cell>
        </table:table-row>
        <table:table-row>
          <table:table-cell table:style-name="表29.A2" office:value-type="string">
            <text:p text:style-name="P15">9:11</text:p>
            <text:p text:style-name="P15">כִּי-בִי, יִרְבּוּ יָמֶיךָ; <text:s text:c="3"/>וְיוֹסִיפוּ לּ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that – in+me / to increase / days+thy</text:p>
            <text:p text:style-name="P12">and to be added / to+thee / years</text:p>
            <text:p text:style-name="P12"/>
            <text:p text:style-name="P12">lives</text:p>
          </table:table-cell>
        </table:table-row>
        <table:table-row>
          <table:table-cell table:style-name="表29.A2" office:value-type="string">
            <text:p text:style-name="P15">9:12</text:p>
            <text:p text:style-name="P15"><text:soft-page-break/>יב <text:s/>אִם-חָכַמְתָּ, חָכַמְתָּ לָּךְ; <text:s text:c="3"/>וְלַצְתָּ, לְבַדְּךָ תִשָּׂא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if – to be wise / to be wise</text:p>
            <text:p text:style-name="P12"/>
            <text:p text:style-name="P12">for+thee / and to mock / to. alone+thy</text:p>
            <text:p text:style-name="P12">to bear</text:p>
          </table:table-cell>
        </table:table-row>
        <table:table-row>
          <table:table-cell table:style-name="表29.A2" office:value-type="string">
            <text:p text:style-name="P21">/] 20200604_10415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5_1141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9:13</text:p>
            <text:p text:style-name="P15">יג <text:s/>אֵשֶׁת כְּסִילוּת, הֹמִיָּה; <text:s text:c="3"/>פְּתַיּוּת,</text:p>
            <text:p text:style-name="P15"><text:s/>וּבַל-יָדְעָה מָּה.<text:tab/></text:p>
          </table:table-cell>
          <table:table-cell table:style-name="表29.B2" office:value-type="string">
            <text:p text:style-name="P12"/>
            <text:p text:style-name="P12"/>
            <text:p text:style-name="P12">여자 / stupidity[바보 / </text:p>
            <text:p text:style-name="P12"/>
            <text:p text:style-name="P12">one clamoring / one simple</text:p>
            <text:p text:style-name="P12"/>
            <text:p text:style-name="P12">and no – to know / what ? [뭐</text:p>
          </table:table-cell>
        </table:table-row>
        <table:table-row>
          <table:table-cell table:style-name="表29.A2" office:value-type="string">
            <text:p text:style-name="P15">9:14</text:p>
            <text:p text:style-name="P15">יד <text:s/>וְיָשְׁבָה, לְפֶתַח בֵּיתָהּ-- <text:s text:c="3"/>עַל-כִּסֵּא, מְרֹמֵי קָרֶת.</text:p>
          </table:table-cell>
          <table:table-cell table:style-name="表29.B2" office:value-type="string">
            <text:p text:style-name="P12"/>
            <text:p text:style-name="P12"/>
            <text:p text:style-name="P12">and to sit / to. portal</text:p>
            <text:p text:style-name="P12"/>
            <text:p text:style-name="P12">집+her / on – covered seat</text:p>
            <text:p text:style-name="P12"/>
            <text:p text:style-name="P12">heights / 도시</text:p>
          </table:table-cell>
        </table:table-row>
        <table:table-row>
          <table:table-cell table:style-name="表29.A2" office:value-type="string">
            <text:p text:style-name="P15">9:15</text:p>
            <text:p text:style-name="P15">טו <text:s/>לִקְרֹא לְעֹבְרֵי-דָרֶךְ; <text:s text:c="3"/>הַמְיַשְּׁרִים, אֹרְחוֹתָם.<text:tab/></text:p>
          </table:table-cell>
          <table:table-cell table:style-name="表29.B2" office:value-type="string">
            <text:p text:style-name="P12"/>
            <text:p text:style-name="P12"/>
            <text:p text:style-name="P12">to. to call / to. ones passing – way</text:p>
            <text:p text:style-name="P12">the ones going straight / paths+them</text:p>
          </table:table-cell>
        </table:table-row>
        <table:table-row>
          <table:table-cell table:style-name="表29.A2" office:value-type="string">
            <text:p text:style-name="P15">9:16</text:p>
            <text:p text:style-name="P15">טז <text:s/>מִי-פֶתִי, יָסֻר</text:p>
            <text:p text:style-name="P15"><text:s/>הֵנָּה; <text:s text:c="3"/>וַחֲסַר-לֵב, וְאָמְרָה לּוֹ.<text:tab/></text:p>
          </table:table-cell>
          <table:table-cell table:style-name="表29.B2" office:value-type="string">
            <text:p text:style-name="P12"/>
            <text:p text:style-name="P12"/>
            <text:p text:style-name="P12">any? - one simple / to withdraw</text:p>
            <text:p text:style-name="P12"/>
            <text:p text:style-name="P12">여기에 / and lacking – 심장</text:p>
            <text:p text:style-name="P12"/>
            <text:p text:style-name="P12">and to say / to+him</text:p>
          </table:table-cell>
        </table:table-row>
        <table:table-row>
          <table:table-cell table:style-name="表29.A2" office:value-type="string">
            <text:p text:style-name="P15">9:17</text:p>
            <text:p text:style-name="P15"><text:soft-page-break/>יז <text:s/>מַיִם-גְּנוּבִים יִמְתָּקוּ; <text:s text:c="3"/>וְלֶחֶם סְתָרִים יִנְעָם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물 – ones being stolen <text:s/>/ to be sweet[달달한</text:p>
            <text:p text:style-name="P12">and 빵 / concealments / to be pleasant</text:p>
          </table:table-cell>
        </table:table-row>
        <table:table-row>
          <table:table-cell table:style-name="表29.A2" office:value-type="string">
            <text:p text:style-name="P15">9:18</text:p>
            <text:p text:style-name="P15">יח <text:s/>וְלֹא-יָדַע, כִּי-רְפָאִים שָׁם; <text:s text:c="3"/>בְּעִמְקֵי שְׁאוֹל קְרֻאֶיהָ.</text:p>
          </table:table-cell>
          <table:table-cell table:style-name="表29.B2" office:value-type="string">
            <text:p text:style-name="P12"/>
            <text:p text:style-name="P12"/>
            <text:p text:style-name="P12">and not - 알고 있다 / that – healers</text:p>
            <text:p text:style-name="P12">거기에 / in. depths / unseen</text:p>
            <text:p text:style-name="P12"/>
            <text:p text:style-name="P12">ones being invited+her</text:p>
          </table:table-cell>
        </table:table-row>
        <table:table-row>
          <table:table-cell table:style-name="表29.A2" office:value-type="string">
            <text:p text:style-name="P15">10:1</text:p>
            <text:p text:style-name="P15">א <text:s text:c="17"/>מִשְׁלֵי, שְׁלֹמֹה:</text:p>
            <text:p text:style-name="P15">בֵּן חָכָם, יְשַׂמַּח-אָב; <text:s text:c="3"/>וּבֵן כְּסִיל, תּוּגַת אִמּוֹ.<text:tab/></text:p>
          </table:table-cell>
          <table:table-cell table:style-name="表29.B2" office:value-type="string">
            <text:p text:style-name="P12"/>
            <text:p text:style-name="P12"/>
            <text:p text:style-name="P12">proverbs</text:p>
            <text:p text:style-name="P12"/>
            <text:p text:style-name="P12">salomon</text:p>
            <text:p text:style-name="P12"/>
            <text:p text:style-name="P12">아들 / wise[현명하다 / to make rejoice – 아보지</text:p>
            <text:p text:style-name="P12">and 아들 / one 바보 / affliction / 어머니+그</text:p>
          </table:table-cell>
        </table:table-row>
        <table:table-row>
          <table:table-cell table:style-name="表29.A2" office:value-type="string">
            <text:p text:style-name="P15">10:2</text:p>
            <text:p text:style-name="P15">ב <text:s/>לֹא-יוֹעִילוּ, אוֹצְרוֹת רֶשַׁע; <text:s text:c="3"/>וּצְדָקָה, תַּצִּיל מִמָּוֶת.<text:tab/></text:p>
          </table:table-cell>
          <table:table-cell table:style-name="表29.B2" office:value-type="string">
            <text:p text:style-name="P12"/>
            <text:p text:style-name="P12"/>
            <text:p text:style-name="P12">not – to benefit / treasures</text:p>
            <text:p text:style-name="P12"/>
            <text:p text:style-name="P12">wickedness / and 정당성 / to rescue</text:p>
            <text:p text:style-name="P12">from death[죽음</text:p>
          </table:table-cell>
        </table:table-row>
        <table:table-row>
          <table:table-cell table:style-name="表29.A2" office:value-type="string">
            <text:p text:style-name="P21">/] XXX 20200605_12150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606_11045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3</text:p>
            <text:p text:style-name="P15">ג <text:s/>לֹא-יַרְעִיב יְהוָה, נֶפֶשׁ צַדִּיק; <text:s text:c="3"/>וְהַוַּת <text:soft-page-break/>רְשָׁעִים יֶהְדֹּף.<text:tab/></text:p>
          </table:table-cell>
          <table:table-cell table:style-name="表29.B2" office:value-type="string">
            <text:p text:style-name="P12"/>
            <text:p text:style-name="P12"/>
            <text:p text:style-name="P12">아니 – to allow to hunger / 여호와</text:p>
            <text:p text:style-name="P12"/>
            <text:p text:style-name="P12">영혼 / 의인[righterous ones / and woe</text:p>
            <text:p text:style-name="P12"><text:soft-page-break/>악한 사람 / to thrust</text:p>
          </table:table-cell>
        </table:table-row>
        <table:table-row>
          <table:table-cell table:style-name="表29.A2" office:value-type="string">
            <text:p text:style-name="P15">10:4</text:p>
            <text:p text:style-name="P15">ד <text:s/>רָאשׁ--עֹשֶׂה כַף-רְמִיָּה; <text:s/></text:p>
            <text:p text:style-name="P15"><text:s text:c="2"/>וְיַד חָרוּצִים תַּעֲשִׁיר.</text:p>
          </table:table-cell>
          <table:table-cell table:style-name="表29.B2" office:value-type="string">
            <text:p text:style-name="P12"/>
            <text:p text:style-name="P12"/>
            <text:p text:style-name="P12">to be destitute – making / palm – dec<text:span text:style-name="T8">eit</text:span></text:p>
            <text:p text:style-name="P13"/>
            <text:p text:style-name="P13"/>
            <text:p text:style-name="P13">and 손 / keen ones / to enrich</text:p>
          </table:table-cell>
        </table:table-row>
        <table:table-row>
          <table:table-cell table:style-name="表29.A2" office:value-type="string">
            <text:p text:style-name="P15">10:5</text:p>
            <text:p text:style-name="P15">ה <text:s/>אֹגֵר בַּקַּיִץ, בֵּן מַשְׂכִּיל; <text:s text:c="3"/>נִרְדָּם בַּקָּצִיר, בֵּן מֵבִישׁ.<text:tab/></text:p>
          </table:table-cell>
          <table:table-cell table:style-name="表29.B2" office:value-type="string">
            <text:p text:style-name="P12"/>
            <text:p text:style-name="P12"/>
            <text:p text:style-name="P12">one hoarding / in. 여름 / 아들</text:p>
            <text:p text:style-name="P12"/>
            <text:p text:style-name="P12">being intelligent / one being in stupor</text:p>
            <text:p text:style-name="P12">in. harvest / 아들 / bringing shame</text:p>
          </table:table-cell>
        </table:table-row>
        <table:table-row>
          <table:table-cell table:style-name="表29.A2" office:value-type="string">
            <text:p text:style-name="P15">10:6</text:p>
            <text:p text:style-name="P15">ו <text:s/>בְּרָכוֹת, לְרֹאשׁ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blessings[축복 / to. 머리 / 의인</text:p>
            <text:p text:style-name="P12"/>
            <text:p text:style-name="P12">and 입[mouth / 악한 사람 / to cover</text:p>
            <text:p text:style-name="P12">폭력</text:p>
          </table:table-cell>
        </table:table-row>
        <table:table-row>
          <table:table-cell table:style-name="表29.A2" office:value-type="string">
            <text:p text:style-name="P21">/] XXX 20200606_11221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<text:soft-page-break/>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<text:soft-page-break/>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/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1">/] XXX 20200608_120143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<text:soft-page-break/>יג <text:s/>בְּשִׂפְתֵי נָבוֹן, 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קִרְיַת עֻזּוֹ; <text:s text:c="3"/>מְחִתַּת דַּלִּים רֵישׁ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תְּבוּאַת רָשָׁע לְחַטָּא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תּוֹכַחַת מַתְעֶ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<text:soft-page-break/>דִבָּה, הוּא כְסִי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 text:c="3"/>וְחוֹשֵׂךְ שְׂפָתָיו מַשְׂכִּיל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169343352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ext:soft-page-break/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8433258347540403825" text:style-name="L2">
        <text:list-item>
          <text:p text:style-name="P28"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<text:soft-page-break/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8T12:03:47.09</dc:date>
    <dc:creator>iwabuchi ken</dc:creator>
    <meta:editing-duration>P6DT3H38M10S</meta:editing-duration>
    <meta:editing-cycles>428</meta:editing-cycles>
    <meta:generator>OpenOffice/4.1.3$Win32 OpenOffice.org_project/413m1$Build-9783</meta:generator>
    <meta:document-statistic meta:table-count="9" meta:image-count="0" meta:object-count="0" meta:page-count="51" meta:paragraph-count="1294" meta:word-count="7334" meta:character-count="35854"/>
  </office:meta>
</office:document-meta>
</file>